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objectwithoutfill">
      <style:graphic-properties draw:stroke="none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5.834cm" svg:height="0.782cm" draw:transform="rotate (-1.55264490257416) translate (5.05214877987459cm 2.74810815974741cm)" svg:viewBox="0 0 5835 783" svg:d="M118 705c340 32 1871 63 2591 74 719 9 2719-2 3092-9 129 5-139-710-252-710-368 1-1608 83-2444 90-837 11-2686-98-3043-150-121-16-45 696 56 705z">
          <text:p/>
        </draw:path>
        <draw:path draw:style-name="gr1" draw:text-style-name="P1" draw:layer="layout" svg:width="0.902cm" svg:height="0.661cm" draw:transform="skewX (0.00122173047639599) rotate (-2.1556561591382) translate (5.217623985261cm 8.2644624998279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5.834cm" svg:height="0.782cm" draw:transform="rotate (-1.55264490257416) translate (6.4281487798746cm 2.5891081597474cm)" svg:viewBox="0 0 5835 783" svg:d="M118 705c340 32 1871 63 2591 74 719 9 2719-2 3092-9 129 5-139-710-252-710-368 1-1608 83-2444 90-837 11-2686-98-3043-150-121-16-45 696 56 705z">
          <text:p/>
        </draw:path>
        <draw:path draw:style-name="gr1" draw:text-style-name="P1" draw:layer="layout" svg:width="0.902cm" svg:height="0.661cm" draw:transform="skewX (0.00122173047639599) rotate (-2.1556561591382) translate (6.593623985261cm 8.10546249982789cm)" svg:viewBox="0 0 903 662" svg:d="M527 644c137-64 329-219 367-367 35-139-27-185-184-243-155-57-351-32-459-4-276 72-309 187-173 370 136 182 313 309 449 244z">
          <text:p/>
        </draw:path>
        <draw:path draw:style-name="gr2" draw:text-style-name="P1" draw:layer="layout" svg:width="3.966cm" svg:height="3.489cm" draw:transform="skewX (-0.000349065850398832) rotate (-3.04367968255291) translate (7.10948642376129cm 5.49743629796269cm)" svg:viewBox="0 0 3967 3490" svg:d="M2655 0c601 24 1565 434 1250 1688-316 1254-1146 1961-3769 1772-348-4 62-806 227-799 1227 155 2546 171 2830-667 285-838-198-1269-618-1212-227 37-147-771 80-782z">
          <text:p/>
        </draw:path>
        <draw:path draw:style-name="gr1" draw:text-style-name="P1" draw:layer="layout" svg:width="0.903cm" svg:height="0.661cm" draw:transform="skewX (0.00122173047639602) rotate (-2.15687788961459) translate (5.1816401432275cm 2.75968889054301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3cm" svg:height="0.661cm" draw:transform="skewX (0.00122173047639602) rotate (-2.15687788961459) translate (6.5576401432275cm 2.600688890543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3cm" svg:height="0.661cm" draw:transform="rotate (-2.15757602131539) translate (7.09299110710379cm 2.2306151038323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1cm" draw:transform="rotate (-2.15757602131539) translate (5.02599110710381cm 5.1066151038323cm)" svg:viewBox="0 0 904 662" svg:d="M527 644c137-64 329-219 367-368 35-139-27-185-184-242-156-57-351-32-459-3-277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20:42:07.731000000</dc:date>
    <meta:editing-duration>PT2M50S</meta:editing-duration>
    <meta:editing-cycles>3</meta:editing-cycles>
    <meta:generator>LibreOffice/24.2.4.2$Windows_X86_64 LibreOffice_project/51a6219feb6075d9a4c46691dcfe0cd9c4fff3c2</meta:generator>
    <meta:document-statistic meta:object-count="9"/>
  </office:meta>
</office:document-meta>
</file>